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2.11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3.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.9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2.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21cm" fo:min-width="1.698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justify" draw:textarea-vertical-align="middle" draw:auto-grow-height="false" fo:min-height="2.05cm" fo:min-width="3.1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Object_20_with_20_no_20_fill_20_and_20_no_20_line">
      <style:graphic-properties draw:textarea-horizontal-align="justify" draw:textarea-vertical-align="middle" draw:auto-grow-height="false" fo:min-height="2.15cm" fo:min-width="2.5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justify" draw:textarea-vertical-align="middle" draw:auto-grow-height="false" fo:min-height="1.65cm" fo:min-width="2.6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justify" draw:textarea-vertical-align="middle" draw:auto-grow-height="false" fo:min-height="0.8cm" fo:min-width="0.8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justify" draw:textarea-vertical-align="middle" draw:auto-grow-height="false" fo:min-height="1.55cm" fo:min-width="2.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justify" draw:textarea-vertical-align="middle" draw:auto-grow-height="false" fo:min-height="1.85cm" fo:min-width="1.9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justify" draw:textarea-vertical-align="middle" draw:auto-grow-height="false" fo:min-height="1.85cm" fo:min-width="2.7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justify" draw:textarea-vertical-align="middle" draw:auto-grow-height="false" fo:min-height="0.85cm" fo:min-width="2.9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55cm" fo:min-width="4.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17cm" fo:min-width="2.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3.7cm" svg:height="1.6cm" svg:x="4.5cm" svg:y="1.1cm">
          <text:p text:style-name="P1">Server ex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4.1cm" svg:height="2cm" svg:x="4.4cm" svg:y="4.7cm">
          <text:p text:style-name="P2"><text:span text:style-name="T1">Get configura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4cm" svg:height="2cm" svg:x="13.4cm" svg:y="4.7cm">
          <text:p text:style-name="P2"><text:span text:style-name="T1">Config modul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8.5cm" svg:y1="5.7cm" svg:x2="13.4cm" svg:y2="5.7cm" draw:start-shape="id1" draw:end-shape="id2" svg:d="M8500 5700h4900" svg:viewBox="0 0 4901 1">
          <text:p text:style-name="P3"><text:span text:style-name="T1">Pass argc, argv</text:span></text:p>
        </draw:connector>
        <draw:custom-shape draw:style-name="gr5" draw:text-style-name="P2" xml:id="id3" draw:id="id3" draw:layer="layout" svg:width="3.2cm" svg:height="1.8cm" svg:x="15.5cm" svg:y="1.3cm">
          <text:p text:style-name="P2"><text:span text:style-name="T1">Config fi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3.49cm" svg:height="1.7cm" svg:x="11.01cm" svg:y="1.3cm">
          <text:p text:style-name="P2"><text:span text:style-name="T1">Env variables</text:span></text:p>
          <draw:enhanced-geometry svg:viewBox="0 0 21600 21600" draw:glue-points="?f6 0 10800 ?f8 ?f11 10800 ?f9 21600 10800 ?f10 ?f5 10800" draw:text-areas="?f3 ?f3 ?f4 ?f4" draw:type="parallelogram" draw:modifiers="5290.174735032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4" draw:layer="layout" draw:type="line" svg:x1="17.1cm" svg:y1="3.1cm" svg:x2="15.6cm" svg:y2="4.7cm" draw:start-shape="id3" draw:start-glue-point="2" draw:end-shape="id2" draw:end-glue-point="0" svg:d="M17100 3100l-1500 1600" svg:viewBox="0 0 1501 1601">
          <text:p text:style-name="P3"><text:span text:style-name="T1">compare</text:span></text:p>
        </draw:connector>
        <draw:connector draw:style-name="gr4" draw:text-style-name="P5" draw:layer="layout" draw:type="line" svg:x1="12.328cm" svg:y1="3cm" svg:x2="13.4cm" svg:y2="5.7cm" draw:start-shape="id4" draw:start-glue-point="7" draw:end-shape="id2" svg:d="M12328 3000l1072 2700" svg:viewBox="0 0 1073 2701">
          <text:p text:style-name="P3">compare</text:p>
        </draw:connector>
        <draw:custom-shape draw:style-name="gr7" draw:text-style-name="P1" xml:id="id5" draw:id="id5" draw:layer="layout" svg:width="3.6cm" svg:height="2.3cm" svg:x="13.8cm" svg:y="7.8cm">
          <text:p text:style-name="P1">Verify resource</text:p>
          <text:p text:style-name="P1">correctness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5.6cm" svg:y1="6.7cm" svg:x2="15.6cm" svg:y2="7.8cm" draw:start-shape="id2" draw:start-glue-point="2" draw:end-shape="id5" draw:end-glue-point="0" svg:d="M15600 6700v1100" svg:viewBox="0 0 1 1101">
          <text:p/>
        </draw:connector>
        <draw:custom-shape draw:style-name="gr9" draw:text-style-name="P1" xml:id="id7" draw:id="id7" draw:layer="layout" svg:width="3cm" svg:height="2.4cm" svg:x="5cm" svg:y="10.4cm">
          <text:p text:style-name="P1">Open listening<text:line-break/>socket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3.8cm" svg:y1="8.95cm" svg:x2="8.5cm" svg:y2="5.7cm" draw:start-shape="id5" draw:start-glue-point="3" draw:end-shape="id1" draw:end-glue-point="1" svg:d="M13800 8950l-5300-3250" svg:viewBox="0 0 5301 3251">
          <text:p text:style-name="P3">Return proper configs</text:p>
        </draw:connector>
        <draw:custom-shape draw:style-name="gr10" draw:text-style-name="P1" xml:id="id6" draw:id="id6" draw:layer="layout" svg:width="3.1cm" svg:height="1.9cm" svg:x="4.9cm" svg:y="7.6cm">
          <text:p text:style-name="P1">Apply configs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6.45cm" svg:y1="6.7cm" svg:x2="6.45cm" svg:y2="7.6cm" draw:start-shape="id1" draw:start-glue-point="2" draw:end-shape="id6" draw:end-glue-point="0" svg:d="M6450 6700v900" svg:viewBox="0 0 1 901">
          <text:p/>
        </draw:connector>
        <draw:connector draw:style-name="gr8" draw:text-style-name="P6" draw:layer="layout" draw:type="line" svg:x1="6.45cm" svg:y1="9.5cm" svg:x2="6.5cm" svg:y2="10.4cm" draw:start-shape="id6" draw:end-shape="id7" svg:d="M6450 9500l50 900" svg:viewBox="0 0 51 901">
          <text:p/>
        </draw:connector>
        <draw:connector draw:style-name="gr8" draw:text-style-name="P6" draw:layer="layout" draw:type="line" svg:x1="6.35cm" svg:y1="2.7cm" svg:x2="6.45cm" svg:y2="4.7cm" draw:start-shape="id8" draw:end-shape="id1" svg:d="M6350 2700l100 2000" svg:viewBox="0 0 101 2001">
          <text:p/>
        </draw:connector>
        <draw:custom-shape draw:style-name="gr11" draw:text-style-name="P1" xml:id="id9" draw:id="id9" draw:layer="layout" svg:width="3cm" svg:height="2cm" svg:x="5cm" svg:y="16.9cm">
          <text:p text:style-name="P1">Accept request</text:p>
          <draw:enhanced-geometry svg:viewBox="0 0 21600 21600" draw:type="rectangle" draw:enhanced-path="M 0 0 L 21600 0 21600 21600 0 21600 0 0 Z N"/>
        </draw:custom-shape>
        <draw:custom-shape draw:style-name="gr12" draw:text-style-name="P1" xml:id="id10" draw:id="id10" draw:layer="layout" svg:width="2.6cm" svg:height="2.1cm" svg:x="5.2cm" svg:y="19.8cm">
          <text:p text:style-name="P1">For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draw:type="line" svg:x1="6.5cm" svg:y1="18.9cm" svg:x2="6.5cm" svg:y2="19.8cm" draw:start-shape="id9" draw:end-shape="id10" svg:d="M6500 18900v900" svg:viewBox="0 0 1 901">
          <text:p/>
        </draw:connector>
        <draw:custom-shape draw:style-name="gr13" draw:text-style-name="P1" xml:id="id12" draw:id="id12" draw:layer="layout" svg:width="3.3cm" svg:height="1.8cm" svg:x="9.5cm" svg:y="20cm">
          <text:p text:style-name="P1">fork</text:p>
          <draw:enhanced-geometry svg:viewBox="0 0 21600 21600" draw:type="rectangle" draw:enhanced-path="M 0 0 L 21600 0 21600 21600 0 21600 0 0 Z N"/>
        </draw:custom-shape>
        <draw:custom-shape draw:style-name="gr14" draw:text-style-name="P1" xml:id="id11" draw:id="id11" draw:layer="layout" svg:width="2.4cm" svg:height="2.1cm" svg:x="1.8cm" svg:y="22.7cm">
          <text:p text:style-name="P1">thread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.2cm" svg:y1="20.85cm" svg:x2="3cm" svg:y2="22.7cm" draw:start-shape="id10" draw:end-shape="id11" draw:end-glue-point="0" svg:d="M5200 20850l-2200 1850" svg:viewBox="0 0 2201 1851">
          <text:p text:style-name="P3">no</text:p>
        </draw:connector>
        <draw:connector draw:style-name="gr4" draw:text-style-name="P5" draw:layer="layout" draw:type="line" svg:x1="7.8cm" svg:y1="20.85cm" svg:x2="9.5cm" svg:y2="20.9cm" draw:start-shape="id10" draw:end-shape="id12" svg:d="M7800 20850l1700 50" svg:viewBox="0 0 1701 51">
          <text:p text:style-name="P3">yes</text:p>
        </draw:connector>
        <draw:custom-shape draw:style-name="gr15" draw:text-style-name="P1" xml:id="id13" draw:id="id13" draw:layer="layout" svg:width="3.2cm" svg:height="2.1cm" svg:x="9.7cm" svg:y="22.7cm">
          <text:p text:style-name="P1">Parse HTTP<text:line-break/>header<text:line-break/>to struct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4.2cm" svg:y1="23.75cm" svg:x2="9.7cm" svg:y2="23.75cm" draw:start-shape="id11" draw:end-shape="id13" svg:d="M4200 23750h5500" svg:viewBox="0 0 5501 1">
          <text:p/>
        </draw:connector>
        <draw:connector draw:style-name="gr8" draw:text-style-name="P6" draw:layer="layout" draw:type="line" svg:x1="11.15cm" svg:y1="21.8cm" svg:x2="11.3cm" svg:y2="22.7cm" draw:start-shape="id12" draw:end-shape="id13" draw:end-glue-point="0" svg:d="M11150 21800l150 900" svg:viewBox="0 0 151 901">
          <text:p/>
        </draw:connector>
        <draw:connector draw:style-name="gr4" draw:text-style-name="P5" draw:layer="layout" draw:type="line" svg:x1="11.15cm" svg:y1="20cm" svg:x2="9.9cm" svg:y2="14.8cm" draw:start-shape="id12" draw:start-glue-point="0" draw:end-shape="id14" draw:end-glue-point="7" svg:d="M11150 20000l-1250-5200" svg:viewBox="0 0 1251 5201">
          <text:p text:style-name="P3">Parent process</text:p>
        </draw:connector>
        <draw:connector draw:style-name="gr4" draw:text-style-name="P5" draw:layer="layout" draw:type="line" svg:x1="3cm" svg:y1="22.7cm" svg:x2="3cm" svg:y2="14.8cm" draw:start-shape="id11" draw:start-glue-point="0" draw:end-shape="id14" draw:end-glue-point="5" svg:d="M3000 22700v-7900" svg:viewBox="0 0 1 7901">
          <text:p text:style-name="P3">Main thread</text:p>
        </draw:connector>
        <draw:custom-shape draw:style-name="gr16" draw:text-style-name="P1" xml:id="id14" draw:id="id14" draw:layer="layout" svg:width="6.9cm" svg:height="2.2cm" svg:x="3cm" svg:y="13.7cm">
          <text:p text:style-name="P1">Concurrent connection <text:line-break/>limit reach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draw:type="line" svg:x1="6.5cm" svg:y1="12.8cm" svg:x2="6.45cm" svg:y2="13.7cm" draw:start-shape="id7" draw:start-glue-point="2" draw:end-shape="id14" svg:d="M6500 12800l-50 900" svg:viewBox="0 0 51 901">
          <text:p/>
        </draw:connector>
        <draw:connector draw:style-name="gr8" draw:text-style-name="P6" draw:layer="layout" draw:type="line" svg:x1="6.45cm" svg:y1="15.9cm" svg:x2="6.5cm" svg:y2="16.9cm" draw:start-shape="id14" draw:end-shape="id9" svg:d="M6450 15900l50 1000" svg:viewBox="0 0 51 1001">
          <text:p/>
        </draw:connector>
        <draw:custom-shape draw:style-name="gr17" draw:text-style-name="P2" xml:id="id15" draw:id="id15" draw:layer="layout" svg:width="4.8cm" svg:height="2.8cm" svg:x="8.9cm" svg:y="25.8cm">
          <text:p text:style-name="P2"><text:span text:style-name="T1">Response = </text:span></text:p>
          <text:p text:style-name="P2"><text:span text:style-name="T1">Handle request</text:span></text:p>
          <text:p text:style-name="P2"><text:span text:style-name="T1">(parsed_header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16" draw:id="id16" draw:layer="layout" svg:width="3.1cm" svg:height="2.42cm" svg:x="9.8cm" svg:y="29.4cm">
          <text:p text:style-name="P2"><text:span text:style-name="T1">respond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1.3cm" svg:y1="24.8cm" svg:x2="11.3cm" svg:y2="25.8cm" draw:start-shape="id13" draw:start-glue-point="2" draw:end-shape="id15" draw:end-glue-point="0" svg:d="M11300 24800v1000" svg:viewBox="0 0 1 1001">
          <text:p/>
        </draw:connector>
        <draw:connector draw:style-name="gr8" draw:text-style-name="P6" draw:layer="layout" svg:x1="11.3cm" svg:y1="28.6cm" svg:x2="11.35cm" svg:y2="29.4cm" draw:start-shape="id15" draw:start-glue-point="2" draw:end-shape="id16" draw:end-glue-point="0" svg:d="M11300 28600v400h50v400" svg:viewBox="0 0 51 8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-gradient-name="Gradient_20_1" draw:fill-hatch-name="Hatching_20_1" draw:fill-image-name="Bitmap_20_1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729fcf" draw:fill-gradient-name="Gradient_20_1" draw:fill-hatch-name="Hatching_20_1" draw:fill-image-name="Bitmap_20_1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2pt" fo:font-weight="bold"/>
    </style:style>
    <style:style style:name="Filled" style:family="graphic" style:parent-style-name="Shapes">
      <style:graphic-properties draw:fill="gradient" draw:fill-gradient-name="Filled"/>
      <style:text-properties fo:font-size="12pt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  <style:text-properties fo:font-size="12pt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4:27:27.362434247</meta:creation-date>
    <meta:editing-duration>PT36S</meta:editing-duration>
    <meta:editing-cycles>2</meta:editing-cycles>
    <meta:generator>LibreOffice/6.4.6.2$Linux_X86_64 LibreOffice_project/40$Build-2</meta:generator>
    <dc:date>2020-11-10T14:28:01.379326408</dc:date>
    <meta:document-statistic meta:object-count="35"/>
  </office:meta>
</office:document-meta>
</file>